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1.3583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220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Login</text:p>
          </table:table-cell>
          <table:table-cell table:style-name="ce3" office:value-type="string">
            <text:p>Password</text:p>
          </table:table-cell>
          <table:table-cell table:style-name="ce3" office:value-type="string">
            <text:p>Investor Password</text:p>
          </table:table-cell>
          <table:table-cell table:style-name="ce3" office:value-type="string">
            <text:p>Server</text:p>
          </table:table-cell>
          <table:table-cell table:style-name="ce3" office:value-type="string">
            <text:p>Account Siz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Created Date</text:p>
          </table:table-cell>
        </table:table-row>
        <table:table-row table:style-name="ro2">
          <table:table-cell office:value-type="float" office:value="335374">
            <text:p>335374</text:p>
          </table:table-cell>
          <table:table-cell office:value-type="string">
            <text:p>820G&amp;S5Euw</text:p>
          </table:table-cell>
          <table:table-cell table:style-name="ce4" office:value-type="string">
            <text:p>hHzukl4?35max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table:style-name="ce4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</table:table-row>
        <table:table-row table:style-name="ro2">
          <table:table-cell office:value-type="float" office:value="335382">
            <text:p>335382</text:p>
          </table:table-cell>
          <table:table-cell office:value-type="string">
            <text:p>D1t)20na3u</text:p>
          </table:table-cell>
          <table:table-cell table:style-name="ce5" office:value-type="string">
            <text:p>Zju7nUwms$rt</text:p>
          </table:table-cell>
          <table:table-cell office:value-type="string">
            <text:p>FusionMarkets-Demo</text:p>
          </table:table-cell>
          <table:table-cell office:value-type="float" office:value="5000">
            <text:p>5000</text:p>
          </table:table-cell>
          <table:table-cell table:style-name="ce4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</table:table-row>
        <table:table-row table:style-name="ro2">
          <table:table-cell table:style-name="ce2" office:value-type="float" office:value="335384">
            <text:p>335384</text:p>
          </table:table-cell>
          <table:table-cell office:value-type="string">
            <text:p>4Y7u~i9Z0p</text:p>
          </table:table-cell>
          <table:table-cell table:style-name="ce4" office:value-type="string">
            <text:p>TzU76hwiuls%</text:p>
          </table:table-cell>
          <table:table-cell office:value-type="string">
            <text:p>FusionMarkets-Demo</text:p>
          </table:table-cell>
          <table:table-cell office:value-type="float" office:value="5000">
            <text:p>5000</text:p>
          </table:table-cell>
          <table:table-cell table:style-name="ce4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</table:table-row>
        <table:table-row table:style-name="ro2">
          <table:table-cell office:value-type="float" office:value="335400">
            <text:p>335400</text:p>
          </table:table-cell>
          <table:table-cell office:value-type="string">
            <text:p>fxW5^65v94</text:p>
          </table:table-cell>
          <table:table-cell table:style-name="ce4" office:value-type="string">
            <text:p>hHzukl4?35max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</table:table-row>
        <table:table-row table:style-name="ro2">
          <table:table-cell office:value-type="float" office:value="335404">
            <text:p>335404</text:p>
          </table:table-cell>
          <table:table-cell office:value-type="string">
            <text:p>+987enTt31</text:p>
          </table:table-cell>
          <table:table-cell table:style-name="ce5" office:value-type="string">
            <text:p>Zju7nUwms$rt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table:style-name="ce4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</table:table-row>
        <table:table-row table:style-name="ro2">
          <table:table-cell office:value-type="float" office:value="335405">
            <text:p>335405</text:p>
          </table:table-cell>
          <table:table-cell table:style-name="ce5" office:value-type="string">
            <text:p>wm3N8;H075</text:p>
          </table:table-cell>
          <table:table-cell table:style-name="ce4" office:value-type="string">
            <text:p>TzU76hwiuls%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table:style-name="ce4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</table:table-row>
        <table:table-row table:style-name="ro2">
          <table:table-cell office:value-type="float" office:value="335411">
            <text:p>335411</text:p>
          </table:table-cell>
          <table:table-cell office:value-type="string">
            <text:p>80oz_9z9XI</text:p>
          </table:table-cell>
          <table:table-cell table:style-name="ce4" office:value-type="string">
            <text:p>Zirt%ujskLm0</text:p>
          </table:table-cell>
          <table:table-cell office:value-type="string">
            <text:p>FusionMarkets-Demo</text:p>
          </table:table-cell>
          <table:table-cell office:value-type="float" office:value="25000">
            <text:p>25000</text:p>
          </table:table-cell>
          <table:table-cell table:style-name="ce4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</table:table-row>
        <table:table-row table:style-name="ro2">
          <table:table-cell office:value-type="float" office:value="335417">
            <text:p>335417</text:p>
          </table:table-cell>
          <table:table-cell table:style-name="Default" office:value-type="string">
            <text:p>aw1_Jky75Z</text:p>
          </table:table-cell>
          <table:table-cell office:value-type="string">
            <text:p>Zujh&amp;zru76</text:p>
          </table:table-cell>
          <table:table-cell office:value-type="string">
            <text:p>FusionMarkets-Demo</text:p>
          </table:table-cell>
          <table:table-cell office:value-type="float" office:value="50000">
            <text:p>5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</table:table-row>
        <table:table-row table:style-name="ro2">
          <table:table-cell office:value-type="float" office:value="335422">
            <text:p>335422</text:p>
          </table:table-cell>
          <table:table-cell table:style-name="ce2" office:value-type="string">
            <text:p>0ku:9Ai8hL</text:p>
          </table:table-cell>
          <table:table-cell office:value-type="string">
            <text:p>Rthu7%myta</text:p>
          </table:table-cell>
          <table:table-cell office:value-type="string">
            <text:p>FusionMarkets-Demo</text:p>
          </table:table-cell>
          <table:table-cell office:value-type="float" office:value="100000">
            <text:p>10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</table:table-row>
        <table:table-row table:style-name="ro2">
          <table:table-cell office:value-type="float" office:value="335423">
            <text:p>335423</text:p>
          </table:table-cell>
          <table:table-cell table:style-name="ce2" office:value-type="string">
            <text:p>mJ1~1Fx698</text:p>
          </table:table-cell>
          <table:table-cell office:value-type="string">
            <text:p>Tz7(98-asdeA</text:p>
          </table:table-cell>
          <table:table-cell office:value-type="string">
            <text:p>FusionMarkets-Demo</text:p>
          </table:table-cell>
          <table:table-cell office:value-type="float" office:value="5000">
            <text:p>5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3">04/23/2026</text:date>, <text:time>19:42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Olivera</meta:initial-creator>
    <meta:creation-date>2026-04-23T18:59:02</meta:creation-date>
    <meta:generator>OpenOffice/4.1.15$Unix OpenOffice.org_project/4115m2$Build-9813</meta:generator>
    <dc:date>2026-04-23T19:42:27</dc:date>
    <dc:creator>Miguel Olivera</dc:creator>
    <meta:editing-duration>PT43M26S</meta:editing-duration>
    <meta:editing-cycles>12</meta:editing-cycles>
    <meta:document-statistic meta:table-count="3" meta:cell-count="88" meta:object-count="0"/>
  </office:meta>
</office:document-meta>
</file>